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c62" officeooo:paragraph-rsid="001dbc62"/>
    </style:style>
    <style:style style:name="P2" style:family="paragraph" style:parent-style-name="Standard">
      <style:text-properties fo:font-size="16pt" fo:font-weight="bold" officeooo:rsid="001dbc62" officeooo:paragraph-rsid="001dbc6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e73d7" officeooo:paragraph-rsid="001e73d7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style="italic" fo:font-weight="bold" officeooo:rsid="001e73d7" officeooo:paragraph-rsid="001e73d7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fo:font-size="14pt" fo:font-weight="bold" officeooo:rsid="001dbc62" officeooo:paragraph-rsid="001dbc6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style="italic" fo:font-weight="bold" officeooo:rsid="001dbc62" officeooo:paragraph-rsid="001dbc62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fo:font-weight="bold" officeooo:rsid="001e73d7" officeooo:paragraph-rsid="001e73d7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italic" style:text-underline-style="none" fo:font-weight="bold" officeooo:rsid="001e73d7" officeooo:paragraph-rsid="001e73d7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size="12pt" fo:font-weight="normal" officeooo:rsid="001dbc62" officeooo:paragraph-rsid="001dbc62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e73d7" officeooo:paragraph-rsid="001e73d7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style="italic" fo:font-weight="normal" officeooo:rsid="001e73d7" officeooo:paragraph-rsid="001e73d7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e73d7" officeooo:paragraph-rsid="001e73d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2pt" fo:font-style="normal" style:text-underline-style="none" fo:font-weight="normal" officeooo:rsid="001e73d7" officeooo:paragraph-rsid="001e73d7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1f7b0e" officeooo:paragraph-rsid="001f7b0e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f7b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<text:span text:style-name="T1">Alap adatok</text:span></text:p>
      <text:p text:style-name="P1">1.1</text:p>
      <text:p text:style-name="P1">192.168.0.0/22</text:p>
      <text:p text:style-name="P1">1.2</text:p>
      <text:p text:style-name="P1">192.168.0.118 /22</text:p>
      <text:p text:style-name="P1">1.3</text:p>
      <text:p text:style-name="P1">192.168.0.254</text:p>
      <text:p text:style-name="P1">1.4</text:p>
      <text:p text:style-name="P1">192.168.1.100</text:p>
      <text:p text:style-name="P1">1.5</text:p>
      <text:p text:style-name="P1">192.168.2.142</text:p>
      <text:p text:style-name="P1"/>
      <text:p text:style-name="P2">2 <text:span text:style-name="T1">traceroute mérések</text:span></text:p>
      <text:p text:style-name="P6">2.1</text:p>
      <text:p text:style-name="P1">traceroute to 192.168.1.100 (192.168.1.100), 30 hops max, 60 byte packets</text:p>
      <text:p text:style-name="P1"><text:s/>1 <text:s/>* * *</text:p>
      <text:p text:style-name="P1"><text:s/>2 <text:s/>* * *</text:p>
      <text:p text:style-name="P1"><text:s/>3 <text:s/>* * *</text:p>
      <text:p text:style-name="P1"><text:s/>4 <text:s/>* * *</text:p>
      <text:p text:style-name="P1"><text:s/>5 <text:s/>192.168.1.100 (192.168.1.100) <text:s/>0.567 ms <text:s/>0.495 ms <text:s/>0.454 ms</text:p>
      <text:p text:style-name="P6">2.2</text:p>
      <text:p text:style-name="P1">traceroute to 8.8.8.8 (8.8.8.8), 30 hops max, 60 byte packets</text:p>
      <text:p text:style-name="P1"><text:s/>1 <text:s/>192.168.0.254 (192.168.0.254) <text:s/>0.240 ms <text:s/>0.189 ms <text:s/>0.195 ms</text:p>
      <text:p text:style-name="P1"><text:s/>2 <text:s/>10.2.0.2 (10.2.0.2) <text:s/>3.309 ms * *</text:p>
      <text:p text:style-name="P1"><text:s/>3 <text:s/>* * *</text:p>
      <text:p text:style-name="P1"><text:s/>4 <text:s/>10.1.1.22 (10.1.1.22) <text:s/>5.784 ms <text:s/>5.772 ms <text:s/>5.743 ms</text:p>
      <text:p text:style-name="P1"><text:s/>5 <text:s/>* * *</text:p>
      <text:p text:style-name="P1"><text:s/>6 <text:s/>catv-80-98-51-254.catv.broadband.hu (80.98.51.254) <text:s/>15.019 ms <text:s/>18.527 ms <text:s/>18.493 ms</text:p>
      <text:p text:style-name="P1"><text:s/>7 <text:s/>catv-89-135-214-61.catv.broadband.hu (89.135.214.61) <text:s/>18.483 ms <text:s/>20.868 ms <text:s/>28.577 ms</text:p>
      <text:p text:style-name="P1"><text:s/>8 <text:s/>hu-bud03a-rc1-ae46-2035.aorta.net (84.116.242.66) <text:s/>28.520 ms <text:s/>28.463 ms <text:s/>28.470 ms</text:p>
      <text:p text:style-name="P1"><text:s/>9 <text:s/>hu-bud05a-ri1-ae17-0.aorta.net (84.116.134.58) <text:s/>28.450 ms <text:s/>28.409 ms <text:s/>28.394 ms</text:p>
      <text:p text:style-name="P1">10 <text:s/>72.14.209.116 (72.14.209.116) <text:s/>21.425 ms <text:s/>20.106 ms <text:s/>30.618 ms</text:p>
      <text:p text:style-name="P1">11 <text:s/>72.14.238.27 (72.14.238.27) <text:s/>30.621 ms 72.14.238.119 (72.14.238.119) <text:s/>17.381 ms 72.14.238.25 (72.14.238.25) <text:s/>20.090 ms</text:p>
      <text:p text:style-name="P1">12 <text:s/>google-public-dns-a.google.com (8.8.8.8) <text:s/>19.931 ms <text:s/>30.468 ms <text:s/>38.775 ms</text:p>
      <text:p text:style-name="P6">2.3</text:p>
      <text:p text:style-name="P1">ttraceroute to umszki.hu (62.112.213.207), 30 hops max, 60 byte packets</text:p>
      <text:p text:style-name="P1"><text:s/>1 <text:s/>192.168.0.254 (192.168.0.254) <text:s/>0.231 ms <text:s/>0.180 ms <text:s/>0.194 ms</text:p>
      <text:p text:style-name="P1"><text:s/>2 <text:s/>10.2.0.2 (10.2.0.2) <text:s/>1.642 ms * *</text:p>
      <text:p text:style-name="P1"><text:s/>3 <text:s/>* * *</text:p>
      <text:p text:style-name="P1"><text:s/>4 <text:s/>10.1.1.22 (10.1.1.22) <text:s/>4.653 ms <text:s/>4.629 ms <text:s/>4.217 ms</text:p>
      <text:p text:style-name="P1"><text:s/>5 <text:s/>* * *</text:p>
      <text:p text:style-name="P1"><text:s/>6 <text:s/>catv-80-98-51-254.catv.broadband.hu (80.98.51.254) <text:s/>16.933 ms <text:s/>17.962 ms <text:s/>21.040 ms</text:p>
      <text:p text:style-name="P1"><text:s/>7 <text:s/>catv-89-135-214-61.catv.broadband.hu (89.135.214.61) <text:s/>21.054 ms <text:s/>28.860 ms <text:s/>28.857 ms</text:p>
      <text:p text:style-name="P1"><text:s/>8 <text:s/>hu-bud03a-rc1-ae46-2035.aorta.net (84.116.242.66) <text:s/>28.853 ms <text:s/>41.735 ms <text:s/>28.812 ms</text:p>
      <text:p text:style-name="P1"><text:s/>9 <text:s/>hu-bud06a-ri1-ae14-0.aorta.net (84.116.137.202) <text:s/>28.759 ms hu-bud06a-ri1-ae4-0.aorta.net (84.116.137.14) <text:s/>28.766 ms <text:s/>28.755 ms</text:p>
      <text:p text:style-name="P1">10 <text:s/>bpt-b4-link.telia.net (213.248.70.253) <text:s/>17.648 ms <text:s/>17.573 ms <text:s/>17.577 ms</text:p>
      <text:p text:style-name="P1">11 <text:s/>dravanet-ic-324273-bpt-b4.c.telia.net (62.115.153.5) <text:s/>17.584 ms <text:s/>17.547 ms <text:s/>17.510 ms</text:p>
      <text:p text:style-name="P1">12 <text:s/>62.112.213.207 (62.112.213.207) <text:s/>17.501 ms <text:s/>16.928 ms <text:s/>16.810 ms</text:p>
      <text:p text:style-name="P1">13 <text:s/>62.112.213.207 (62.112.213.207) <text:s/>16.787 ms <text:s/>23.415 ms <text:s/>23.353 ms</text:p>
      <text:p text:style-name="P1"><text:soft-page-break/></text:p>
      <text:p text:style-name="P2">3 <text:span text:style-name="T1">speedtest</text:span></text:p>
      <text:p text:style-name="P9">Retrieving speedtest.net configuration...</text:p>
      <text:p text:style-name="P9">Retrieving speedtest.net server list...</text:p>
      <text:p text:style-name="P9">Testing from UPC Magyarorszag (89.135.98.64)...</text:p>
      <text:p text:style-name="P9">Selecting best server based on latency...</text:p>
      <text:p text:style-name="P9">Hosted by ATW Internet Kft. (Budapest) [2.50 km]: 28.187 ms</text:p>
      <text:p text:style-name="P9">Testing download speed........................................</text:p>
      <text:p text:style-name="P5">Download: 34.27 Mbit/s</text:p>
      <text:p text:style-name="P9">Testing upload speed..................................................</text:p>
      <text:p text:style-name="P5">Upload: 13.17 Mbit/s</text:p>
      <text:p text:style-name="P9"/>
      <text:p text:style-name="P2">4 <text:span text:style-name="T1">nyitott portok keresése</text:span></text:p>
      <text:p text:style-name="P4">4.1</text:p>
      <text:p text:style-name="P10">Starting Nmap 7.01 ( https://nmap.org ) at 2018-05-31 11:36 CEST</text:p>
      <text:p text:style-name="P10">Nmap scan report for 192.168.0.118</text:p>
      <text:p text:style-name="P10">Host is up (0.00013s latency).</text:p>
      <text:p text:style-name="P10">Not shown: 99 closed ports</text:p>
      <text:p text:style-name="P10">PORT <text:s text:c="2"/>STATE SERVICE</text:p>
      <text:p text:style-name="P10">22/tcp open <text:s/>ssh</text:p>
      <text:p text:style-name="P10"/>
      <text:p text:style-name="P8">4.2</text:p>
      <text:p text:style-name="P12">tarting Nmap 7.01 ( https://nmap.org ) at 2018-05-31 11:37 CEST</text:p>
      <text:p text:style-name="P12">Nmap scan report for 192.168.1.100</text:p>
      <text:p text:style-name="P12">Host is up (0.22s latency).</text:p>
      <text:p text:style-name="P12">Not shown: 89 closed ports</text:p>
      <text:p text:style-name="P12">PORT <text:s text:c="5"/>STATE SERVICE</text:p>
      <text:p text:style-name="P12">53/tcp <text:s text:c="3"/>open <text:s/>domain</text:p>
      <text:p text:style-name="P12">88/tcp <text:s text:c="3"/>open <text:s/>kerberos-sec</text:p>
      <text:p text:style-name="P12">135/tcp <text:s text:c="2"/>open <text:s/>msrpc</text:p>
      <text:p text:style-name="P12">139/tcp <text:s text:c="2"/>open <text:s/>netbios-ssn</text:p>
      <text:p text:style-name="P12">389/tcp <text:s text:c="2"/>open <text:s/>ldap</text:p>
      <text:p text:style-name="P12">445/tcp <text:s text:c="2"/>open <text:s/>microsoft-ds</text:p>
      <text:p text:style-name="P12">49152/tcp open <text:s/>unknown</text:p>
      <text:p text:style-name="P12">49153/tcp open <text:s/>unknown</text:p>
      <text:p text:style-name="P12">49154/tcp open <text:s/>unknown</text:p>
      <text:p text:style-name="P12">49155/tcp open <text:s/>unknown</text:p>
      <text:p text:style-name="P12">49157/tcp open <text:s/>unknown</text:p>
      <text:p text:style-name="P12"/>
      <text:p text:style-name="P8">4.3</text:p>
      <text:p text:style-name="P13">Nmap scan report for 192.168.2.142</text:p>
      <text:p text:style-name="P13">Host is up (0.0010s latency).</text:p>
      <text:p text:style-name="P13">Not shown: 99 closed ports</text:p>
      <text:p text:style-name="P13">PORT <text:s text:c="2"/>STATE SERVICE</text:p>
      <text:p text:style-name="P13">22/tcp open <text:s/>ssh</text:p>
      <text:p text:style-name="P13"/>
      <text:p text:style-name="P8">4.4</text:p>
      <text:p text:style-name="P13">Starting Nmap 7.01 ( https://nmap.org ) at 2018-05-31 11:39 CEST</text:p>
      <text:p text:style-name="P13">Nmap scan report for 192.168.0.254</text:p>
      <text:p text:style-name="P13">Host is up (0.00039s latency).</text:p>
      <text:p text:style-name="P13"><text:soft-page-break/>Not shown: 97 filtered ports</text:p>
      <text:p text:style-name="P13">PORT <text:s text:c="2"/>STATE SERVICE</text:p>
      <text:p text:style-name="P13">22/tcp open <text:s/>ssh</text:p>
      <text:p text:style-name="P13">53/tcp open <text:s/>domain</text:p>
      <text:p text:style-name="P13">80/tcp open <text:s/>http</text:p>
      <text:p text:style-name="P14">666/tcp <text:s/>open <text:s/>doom</text:p>
      <text:p text:style-name="P14"/>
      <text:p text:style-name="P8">4.5</text:p>
      <text:p text:style-name="P13">Starting Nmap 7.01 ( https://nmap.org ) at 2018-05-31 11:40 CEST</text:p>
      <text:p text:style-name="P13">Nmap scan report for google-public-dns-a.google.com (8.8.8.8)</text:p>
      <text:p text:style-name="P13">Host is up (0.017s latency).</text:p>
      <text:p text:style-name="P13">Not shown: 98 filtered ports</text:p>
      <text:p text:style-name="P13">PORT <text:s text:c="3"/>STATE SERVICE</text:p>
      <text:p text:style-name="P13">53/tcp <text:s/>open <text:s/>domain</text:p>
      <text:p text:style-name="P13">443/tcp open <text:s/>https</text:p>
      <text:p text:style-name="P13"/>
      <text:p text:style-name="P13"/>
      <text:p text:style-name="P10"/>
      <text:p text:style-name="P3">5 <text:span text:style-name="T1">felismert nyitott portok</text:span></text:p>
      <text:p text:style-name="P7">5.1</text:p>
      <text:p text:style-name="P11">22/tcp open <text:s/>ssh</text:p>
      <text:p text:style-name="P11"/>
      <text:p text:style-name="P7">5.2</text:p>
      <text:p text:style-name="P12">53/tcp <text:s text:c="3"/>open <text:s/>domain</text:p>
      <text:p text:style-name="P12">88/tcp <text:s text:c="3"/>open <text:s/>kerberos-sec</text:p>
      <text:p text:style-name="P12">135/tcp <text:s text:c="2"/>open <text:s/>msrpc</text:p>
      <text:p text:style-name="P12">139/tcp <text:s text:c="2"/>open <text:s/>netbios-ssn</text:p>
      <text:p text:style-name="P12">389/tcp <text:s text:c="2"/>open <text:s/>ldap</text:p>
      <text:p text:style-name="P12">445/tcp <text:s text:c="2"/>open <text:s/>microsoft-ds</text:p>
      <text:p text:style-name="P12"/>
      <text:p text:style-name="P8">5.3</text:p>
      <text:p text:style-name="P13">22/tcp open <text:s/>ssh</text:p>
      <text:p text:style-name="P13"/>
      <text:p text:style-name="P8">5.4</text:p>
      <text:p text:style-name="P13">22/tcp open <text:s/>ssh</text:p>
      <text:p text:style-name="P13">53/tcp open <text:s/>domain</text:p>
      <text:p text:style-name="P13">80/tcp open <text:s/>http</text:p>
      <text:p text:style-name="P14">666/tcp <text:s/>open <text:s/>doom</text:p>
      <text:p text:style-name="P13"/>
      <text:p text:style-name="P8">5.5</text:p>
      <text:p text:style-name="P13">53/tcp <text:s/>open <text:s/>domain</text:p>
      <text:p text:style-name="P13">443/tcp open <text:s/>htt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28:48.507552845</meta:creation-date>
    <dc:date>2018-05-31T11:54:15.983310489</dc:date>
    <meta:editing-duration>PT12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27" meta:word-count="572" meta:character-count="4097" meta:non-whitespace-character-count="3458"/>
  </office:meta>
</office:document-meta>
</file>